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harter" svg:font-family="Charter, 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Source Code Pro" svg:font-family="'Source Code Pro'" style:font-family-generic="modern" style:font-pitch="fixed"/>
    <style:font-face style:name="Source Code Pro Medium" svg:font-family="'Source Code Pro Medium'" style:font-family-generic="modern" style:font-pitch="fixed"/>
    <style:font-face style:name="Source Code Pro Medium1" svg:font-family="'Source Code Pro Medium'" style:font-adornments="Regular" style:font-family-generic="modern" style:font-pitch="fixed"/>
    <style:font-face style:name="ubuntu" svg:font-family="ubuntu"/>
  </office:font-face-decls>
  <office:automatic-styles>
    <style:style style:name="P1" style:family="paragraph" style:parent-style-name="Heading_20_1">
      <style:text-properties fo:color="#000000" loext:opacity="100%" style:font-name="Noto Sans" fo:font-size="16pt" fo:language="en" fo:country="US" officeooo:rsid="0015603e" officeooo:paragraph-rsid="0015603e" style:font-size-asian="16pt" style:font-size-complex="16pt"/>
    </style:style>
    <style:style style:name="P2" style:family="paragraph" style:parent-style-name="Text_20_body">
      <style:text-properties officeooo:rsid="00156a66" officeooo:paragraph-rsid="00156a66"/>
    </style:style>
    <style:style style:name="P3" style:family="paragraph" style:parent-style-name="Title">
      <style:text-properties fo:color="#000000" loext:opacity="100%" style:font-name="Noto Sans" fo:font-size="20pt" fo:language="en" fo:country="US" style:text-underline-style="solid" style:text-underline-width="auto" style:text-underline-color="font-color" officeooo:rsid="0015603e" officeooo:paragraph-rsid="0015603e" fo:background-color="transparent" style:font-size-asian="20pt" style:font-size-complex="2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5603e"/>
    </style:style>
    <style:style style:name="T3" style:family="text">
      <style:text-properties fo:color="#000000" loext:opacity="100%" style:font-name="Noto Sans" fo:font-size="10.5pt" fo:language="en" fo:country="US" style:font-size-asian="10.5pt" style:font-size-complex="10.5pt"/>
    </style:style>
    <style:style style:name="T4" style:family="text">
      <style:text-properties fo:color="#000000" loext:opacity="100%" style:font-name="Noto Sans" fo:font-size="10.5pt" fo:language="en" fo:country="US" officeooo:rsid="001688f1" style:font-size-asian="10.5pt" style:font-size-complex="10.5pt"/>
    </style:style>
    <style:style style:name="T5" style:family="text">
      <style:text-properties style:font-name="Noto Sans"/>
    </style:style>
    <style:style style:name="T6" style:family="text">
      <style:text-properties fo:font-variant="normal" fo:text-transform="none" fo:color="#000000" loext:opacity="100%" style:font-name="Noto Sans" fo:font-size="10.5pt" fo:letter-spacing="normal" fo:language="en" fo:country="US" fo:font-style="normal" fo:font-weight="normal" style:font-size-asian="10.5pt" style:font-size-complex="10.5pt"/>
    </style:style>
    <style:style style:name="T7" style:family="text">
      <style:text-properties officeooo:rsid="001688f1"/>
    </style:style>
    <style:style style:name="T8" style:family="text">
      <style:text-properties officeooo:rsid="0017e2f4"/>
    </style:style>
    <style:style style:name="T9" style:family="text">
      <style:text-properties officeooo:rsid="001926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4 connects reinforcement learning</text:p>
      <text:h text:style-name="P1" text:outline-level="1">Introduction</text:h>
      <text:p text:style-name="Text_20_body">This project works with a reinforcement algorithm to defeat the game 4 connects. Currently there are still some major problems for which the solution has not yet been found. An important point <text:span text:style-name="T5">and limitation is that this project does not use Tree Searches or other searches. Only the neural network decides wh</text:span>ich move will be played next.</text:p>
      <text:h text:style-name="Heading_20_1" text:outline-level="1"><text:span text:style-name="T2">C</text:span><text:span text:style-name="T1">urrent Limitations</text:span></text:h>
      <text:p text:style-name="P2">Training the network takes extremely long and the adjustment of the hyperparameters is therefore difficult. <text:span text:style-name="T9">If we run the Network for less generations the output of the tested hyperparameters may not be very representative and the network might just experience some bad randomness or a bad batch of initial agents.</text:span></text:p>
      <text:p text:style-name="Text_20_body">There is uncertainty about the number of rounds to be played per generation. The main problem is the <text:span text:style-name="T7">amount of </text:span>games against the old versions of themselves. By default, each generation will play 20 games against itself and 7 games against a random version of the past. This is done to avoid a <text:span text:style-name="T3">“</text:span><text:span text:style-name="T6">strategy collapse</text:span><text:span text:style-name="T3"> “. However, every X generations there are more </text:span><text:span text:style-name="T4">old past</text:span><text:span text:style-name="T3"> agents </text:span><text:span text:style-name="T4">to be played against</text:span><text:span text:style-name="T3"> and </text:span><text:span text:style-name="T4">therefore the current agents can not play regularly against the past versions of them self</text:span>. Consequently, we experience a strategic collapse after a certain period of time. <text:span text:style-name="T8">If the number of games per generation is increased the training will take longer, so there is a computational performance problem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harter" svg:font-family="Charter, 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Source Code Pro" svg:font-family="'Source Code Pro'" style:font-family-generic="modern" style:font-pitch="fixed"/>
    <style:font-face style:name="Source Code Pro Medium" svg:font-family="'Source Code Pro Medium'" style:font-family-generic="modern" style:font-pitch="fixed"/>
    <style:font-face style:name="Source Code Pro Medium1" svg:font-family="'Source Code Pro Medium'" style:font-adornments="Regular" style:font-family-generic="modern" style:font-pitch="fixed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000000" loext:opacity="100%" style:font-name="Noto Sans" fo:font-family="'Noto Sans'" style:font-family-generic="swiss" style:font-pitch="variable" fo:font-size="10.5pt" fo:language="en" fo:country="US" style:font-size-asian="10.5pt" style:font-size-complex="10.5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Noto Sans" fo:font-family="'Noto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_31_23" style:display-name="123" style:family="paragraph" style:parent-style-name="Heading_20_1">
      <style:text-properties style:font-name="Noto Sans" fo:font-family="'Noto Sans'" style:font-family-generic="swiss" style:font-pitch="variable" fo:font-size="16pt" style:font-size-asian="16pt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6T10:15:23.528000000</meta:creation-date>
    <dc:date>2022-09-06T10:44:56.715000000</dc:date>
    <meta:editing-duration>PT19M21S</meta:editing-duration>
    <meta:editing-cycles>4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6" meta:word-count="233" meta:character-count="1419" meta:non-whitespace-character-count="1192"/>
  </office:meta>
</office:document-meta>
</file>